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text-properties officeooo:rsid="0007c863" officeooo:paragraph-rsid="0007c863"/>
    </style:style>
    <style:style style:name="P2" style:family="paragraph" style:parent-style-name="Text_20_body">
      <style:text-properties officeooo:rsid="0007c863" officeooo:paragraph-rsid="000f1540"/>
    </style:style>
    <style:style style:name="P3" style:family="paragraph" style:parent-style-name="Text_20_body">
      <style:text-properties officeooo:rsid="0007c863" officeooo:paragraph-rsid="0010ae1f"/>
    </style:style>
    <style:style style:name="P4" style:family="paragraph" style:parent-style-name="Text_20_body">
      <style:text-properties officeooo:rsid="0007c863" officeooo:paragraph-rsid="0014997e"/>
    </style:style>
    <style:style style:name="P5" style:family="paragraph" style:parent-style-name="Text_20_body">
      <style:text-properties officeooo:rsid="0007c863" officeooo:paragraph-rsid="001aa34d"/>
    </style:style>
    <style:style style:name="P6" style:family="paragraph" style:parent-style-name="Text_20_body">
      <style:text-properties officeooo:rsid="0010ae1f" officeooo:paragraph-rsid="0010ae1f"/>
    </style:style>
    <style:style style:name="P7" style:family="paragraph" style:parent-style-name="Text_20_body">
      <style:text-properties officeooo:rsid="00157aec" officeooo:paragraph-rsid="00157aec"/>
    </style:style>
    <style:style style:name="P8" style:family="paragraph" style:parent-style-name="Text_20_body">
      <style:text-properties officeooo:rsid="00157aec" officeooo:paragraph-rsid="00173681"/>
    </style:style>
    <style:style style:name="P9" style:family="paragraph" style:parent-style-name="Text_20_body">
      <style:text-properties officeooo:rsid="00192f8c" officeooo:paragraph-rsid="00192f8c"/>
    </style:style>
    <style:style style:name="P10" style:family="paragraph" style:parent-style-name="Text_20_body">
      <style:text-properties officeooo:paragraph-rsid="001aa34d"/>
    </style:style>
    <style:style style:name="P11" style:family="paragraph" style:parent-style-name="Text_20_body">
      <style:text-properties officeooo:rsid="001aa34d" officeooo:paragraph-rsid="001aa34d"/>
    </style:style>
    <style:style style:name="P12" style:family="paragraph" style:parent-style-name="Text_20_body">
      <style:text-properties officeooo:rsid="001beebc" officeooo:paragraph-rsid="001beebc"/>
    </style:style>
    <style:style style:name="P13" style:family="paragraph" style:parent-style-name="Text_20_body">
      <style:text-properties officeooo:rsid="001beebc" officeooo:paragraph-rsid="001d5984"/>
    </style:style>
    <style:style style:name="P14" style:family="paragraph" style:parent-style-name="Text_20_body">
      <style:text-properties officeooo:rsid="001beebc" officeooo:paragraph-rsid="001e565a"/>
    </style:style>
    <style:style style:name="P15" style:family="paragraph" style:parent-style-name="Text_20_body">
      <style:text-properties officeooo:rsid="001d5984" officeooo:paragraph-rsid="001d5984"/>
    </style:style>
    <style:style style:name="P16" style:family="paragraph" style:parent-style-name="Text_20_body">
      <style:text-properties officeooo:rsid="001d5984" officeooo:paragraph-rsid="001d8674"/>
    </style:style>
    <style:style style:name="P17" style:family="paragraph" style:parent-style-name="Text_20_body">
      <style:text-properties officeooo:rsid="001d5984" officeooo:paragraph-rsid="001e565a"/>
    </style:style>
    <style:style style:name="P18" style:family="paragraph" style:parent-style-name="Text_20_body">
      <style:text-properties officeooo:rsid="001e565a" officeooo:paragraph-rsid="001e565a"/>
    </style:style>
    <style:style style:name="P19" style:family="paragraph" style:parent-style-name="Text_20_body">
      <style:text-properties officeooo:rsid="0027f886" officeooo:paragraph-rsid="0027f886"/>
    </style:style>
    <style:style style:name="P20" style:family="paragraph" style:parent-style-name="Text_20_body">
      <style:text-properties officeooo:rsid="0027f886" officeooo:paragraph-rsid="00287bbd"/>
    </style:style>
    <style:style style:name="P21" style:family="paragraph" style:parent-style-name="Text_20_body">
      <style:text-properties officeooo:rsid="0027f886" officeooo:paragraph-rsid="00293830"/>
    </style:style>
    <style:style style:name="P22" style:family="paragraph" style:parent-style-name="Text_20_body">
      <style:text-properties officeooo:rsid="0027f886" officeooo:paragraph-rsid="002a800f"/>
    </style:style>
    <style:style style:name="P23" style:family="paragraph" style:parent-style-name="Text_20_body">
      <style:text-properties officeooo:paragraph-rsid="0027f886"/>
    </style:style>
    <style:style style:name="P24" style:family="paragraph" style:parent-style-name="Text_20_body">
      <style:text-properties officeooo:rsid="00293830" officeooo:paragraph-rsid="00293830"/>
    </style:style>
    <style:style style:name="P25" style:family="paragraph" style:parent-style-name="Text_20_body">
      <style:text-properties officeooo:rsid="002d424e" officeooo:paragraph-rsid="002d424e"/>
    </style:style>
    <style:style style:name="P26" style:family="paragraph" style:parent-style-name="Text_20_body">
      <style:text-properties officeooo:rsid="002d424e" officeooo:paragraph-rsid="002e0cbf"/>
    </style:style>
    <style:style style:name="P27" style:family="paragraph" style:parent-style-name="Text_20_body">
      <style:text-properties officeooo:rsid="002d424e" officeooo:paragraph-rsid="002f4d2d"/>
    </style:style>
    <style:style style:name="P28" style:family="paragraph" style:parent-style-name="Text_20_body">
      <style:text-properties officeooo:rsid="002f4d2d" officeooo:paragraph-rsid="002f4d2d"/>
    </style:style>
    <style:style style:name="P29" style:family="paragraph" style:parent-style-name="First_20_line_20_indent">
      <style:text-properties officeooo:paragraph-rsid="001aa34d"/>
    </style:style>
    <style:style style:name="P30" style:family="paragraph" style:parent-style-name="Preformatted_20_Text">
      <style:text-properties officeooo:paragraph-rsid="001aa34d"/>
    </style:style>
    <style:style style:name="P31" style:family="paragraph" style:parent-style-name="Preformatted_20_Text">
      <style:text-properties officeooo:rsid="001beebc" officeooo:paragraph-rsid="001beebc"/>
    </style:style>
    <style:style style:name="P32" style:family="paragraph" style:parent-style-name="Preformatted_20_Text">
      <style:text-properties officeooo:paragraph-rsid="001d5984"/>
    </style:style>
    <style:style style:name="P33" style:family="paragraph" style:parent-style-name="Preformatted_20_Text">
      <style:text-properties officeooo:paragraph-rsid="001e565a"/>
    </style:style>
    <style:style style:name="P34" style:family="paragraph" style:parent-style-name="Preformatted_20_Text">
      <style:text-properties officeooo:paragraph-rsid="0027f886"/>
    </style:style>
    <style:style style:name="P35" style:family="paragraph" style:parent-style-name="Preformatted_20_Text">
      <style:text-properties officeooo:paragraph-rsid="00287bbd"/>
    </style:style>
    <style:style style:name="P36" style:family="paragraph" style:parent-style-name="Preformatted_20_Text">
      <style:text-properties officeooo:paragraph-rsid="00293830"/>
    </style:style>
    <style:style style:name="P37" style:family="paragraph" style:parent-style-name="Preformatted_20_Text">
      <style:text-properties officeooo:paragraph-rsid="002a800f"/>
    </style:style>
    <style:style style:name="P38" style:family="paragraph" style:parent-style-name="Heading_20_2">
      <style:text-properties officeooo:paragraph-rsid="001aa34d"/>
    </style:style>
    <style:style style:name="P39" style:family="paragraph" style:parent-style-name="Heading_20_2">
      <style:text-properties officeooo:rsid="002bd629" officeooo:paragraph-rsid="002bd629"/>
    </style:style>
    <style:style style:name="P40" style:family="paragraph" style:parent-style-name="Text_20_body">
      <style:text-properties officeooo:rsid="0007c863" officeooo:paragraph-rsid="001aa34d"/>
    </style:style>
    <style:style style:name="P41" style:family="paragraph" style:parent-style-name="Text_20_body">
      <style:text-properties officeooo:rsid="0007c863" officeooo:paragraph-rsid="0014997e"/>
    </style:style>
    <style:style style:name="T1" style:family="text">
      <style:text-properties officeooo:rsid="0007c863"/>
    </style:style>
    <style:style style:name="T2" style:family="text">
      <style:text-properties officeooo:rsid="00097861"/>
    </style:style>
    <style:style style:name="T3" style:family="text">
      <style:text-properties officeooo:rsid="000b4e5d"/>
    </style:style>
    <style:style style:name="T4" style:family="text">
      <style:text-properties officeooo:rsid="000c8339"/>
    </style:style>
    <style:style style:name="T5" style:family="text">
      <style:text-properties officeooo:rsid="000e137a"/>
    </style:style>
    <style:style style:name="T6" style:family="text">
      <style:text-properties officeooo:rsid="000f1540"/>
    </style:style>
    <style:style style:name="T7" style:family="text">
      <style:text-properties officeooo:rsid="0010ae1f"/>
    </style:style>
    <style:style style:name="T8" style:family="text">
      <style:text-properties officeooo:rsid="0014997e"/>
    </style:style>
    <style:style style:name="T9" style:family="text">
      <style:text-properties officeooo:rsid="00173681"/>
    </style:style>
    <style:style style:name="T10" style:family="text">
      <style:text-properties officeooo:rsid="001aa34d"/>
    </style:style>
    <style:style style:name="T11" style:family="text">
      <style:text-properties officeooo:rsid="001beebc"/>
    </style:style>
    <style:style style:name="T12" style:family="text">
      <style:text-properties officeooo:rsid="001d5984"/>
    </style:style>
    <style:style style:name="T13" style:family="text">
      <style:text-properties officeooo:rsid="001d8674"/>
    </style:style>
    <style:style style:name="T14" style:family="text">
      <style:text-properties officeooo:rsid="001e565a"/>
    </style:style>
    <style:style style:name="T15" style:family="text">
      <style:text-properties officeooo:rsid="0027f886"/>
    </style:style>
    <style:style style:name="T16" style:family="text">
      <style:text-properties officeooo:rsid="00287bbd"/>
    </style:style>
    <style:style style:name="T17" style:family="text">
      <style:text-properties officeooo:rsid="00293830"/>
    </style:style>
    <style:style style:name="T18" style:family="text">
      <style:text-properties officeooo:rsid="002a800f"/>
    </style:style>
    <style:style style:name="T19" style:family="text">
      <style:text-properties officeooo:rsid="002e0cbf"/>
    </style:style>
    <style:style style:name="T20" style:family="text">
      <style:text-properties officeooo:rsid="002f4d2d"/>
    </style:style>
    <style:style style:name="T21" style:family="text">
      <style:text-properties officeooo:rsid="002fbbcd"/>
    </style:style>
    <style:style style:name="T22" style:family="text">
      <style:text-properties officeooo:rsid="0031ef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CFP.<text:span text:style-name="T22">02</text:span> package</text:p>
      <text:p text:style-name="Text_20_body">The QCFP package is a set of <text:span text:style-name="T2">C++ programs</text:span> that perform various tasks related to spectroscopy measurements of molecular excited states. Currently it calculates Fourier transforms of the linear response function and the third order response function of a generic multilevel system and an excitonic model. Essentially all models can be finally represented by a generic multilevel system. So the generic calculation can be ran when transformation is realized by a user-made transformer. </text:p>
      <text:h text:style-name="Heading_20_1" text:outline-level="1">QCFP requirements on a unix-like system</text:h>
      <text:p text:style-name="Text_20_body">static development libraries: fftw3 lapack blas </text:p>
      <text:p text:style-name="Text_20_body">gnu make, </text:p>
      <text:p text:style-name="Text_20_body">gnu gcc (tested on 5.5.0 version) <text:span text:style-name="T2">or clang llvm compilers.</text:span></text:p>
      <text:p text:style-name="Text_20_body">QCFP package has been tested on a range of Linux (Ubuntu, OpenSuse, Mageia), FreeBSD UNIX, <text:span text:style-name="T2">clang compilers on Macosx</text:span> as well as <text:span text:style-name="T2">CygWin environment in </text:span>Windows 10.</text:p>
      <text:h text:style-name="Heading_20_1" text:outline-level="1">Compilation</text:h>
      <text:p text:style-name="Text_20_body">Enter into the top folder (there must be a makefile). Edit the <text:span text:style-name="T2">text </text:span>file </text:p>
      <text:p text:style-name="Preformatted_20_Text">make.inc</text:p>
      <text:p text:style-name="Text_20_body">to point to correct compiler and issue whatever compiler and linker options are necessary on your system. Then run </text:p>
      <text:p text:style-name="Preformatted_20_Text">make</text:p>
      <text:p text:style-name="Text_20_body">The programs should compile (warnings depend on compiler). To set up </text:p>
      <text:p text:style-name="Preformatted_20_Text">bin/ </text:p>
      <text:p text:style-name="Text_20_body">folder, run</text:p>
      <text:p text:style-name="Preformatted_20_Text">make binaries</text:p>
      <text:p text:style-name="Text_20_body">To clean up the compilation process, run</text:p>
      <text:p text:style-name="Preformatted_20_Text">make clean</text:p>
      <text:p text:style-name="Text_20_body">This will restore the package into its original precompiled state.</text:p>
      <text:h text:style-name="Heading_20_1" text:outline-level="1">Using <text:span text:style-name="T3">QCFP</text:span></text:h>
      <text:h text:style-name="Heading_20_2" text:outline-level="2">Running the package</text:h>
      <text:p text:style-name="Text_20_body">The main executable (with a variable prefix) is in the </text:p>
      <text:p text:style-name="Preformatted_20_Text">bin/</text:p>
      <text:p text:style-name="Text_20_body">folder:</text:p>
      <text:p text:style-name="Preformatted_20_Text">calculator-main</text:p>
      <text:p text:style-name="Text_20_body">The calculator is initiated from a command line as follows:</text:p>
      <text:p text:style-name="Preformatted_20_Text">executable inp-file out-file</text:p>
      <text:p text:style-name="Preformatted_20_Text"><text:soft-page-break/>inp-file </text:p>
      <text:p text:style-name="Text_20_body">is the text input file, which describes all necessary parameters for the system, the environment and the experiment,</text:p>
      <text:p text:style-name="Preformatted_20_Text">out-file </text:p>
      <text:p text:style-name="Text_20_body">is the file which will be created by the calculator and where the computed resut will be written.</text:p>
      <text:h text:style-name="Heading_20_2" text:outline-level="2">Input file</text:h>
      <text:p text:style-name="Text_20_body">The input file is the text file organized <text:span text:style-name="T3">into five parts:</text:span></text:p>
      <text:p text:style-name="First_20_line_20_indent">selection-of-calculation</text:p>
      <text:p text:style-name="First_20_line_20_indent">system-type</text:p>
      <text:p text:style-name="First_20_line_20_indent">bath-type</text:p>
      <text:p text:style-name="First_20_line_20_indent">experiment-type</text:p>
      <text:p text:style-name="First_20_line_20_indent">list of parameters</text:p>
      <text:h text:style-name="Heading_20_2" text:outline-level="2">First part <text:span text:style-name="T4">of the input file</text:span></text:h>
      <text:p text:style-name="Text_20_body">Possible values for selection-of-calculation</text:p>
      <text:p text:style-name="Preformatted_20_Text">1st-Absorption-Secular</text:p>
      <text:p text:style-name="Text_20_body">Calculates the linear response real (absorption spectrum) and imaginary (dispersion) parts as a function of frequency derived from FFT of interaction delay time by the density matrix method secular approximation. Approaches based on simple phenomenological dephasing, secular Redfield, or secular modified Redfield with cumulant lineshape functions are possible. </text:p>
      <text:p text:style-name="Preformatted_20_Text">1st-Absorption-Reduced</text:p>
      <text:p text:style-name="Text_20_body">Calculates the linear response real (absorption spectrum) and imaginary (dispersion) parts using density matrix method beyond secular approximation. Approaches based on full Redfield, specific cases of Lindblad superoperators and non-markovian Redfield is possible. </text:p>
      <text:p text:style-name="Preformatted_20_Text">1st-Absorption-Wavefunctions</text:p>
      <text:p text:style-name="Text_20_body">Calculates the linear response real (absorption spectrum) and imaginary (dispersion) parts using wavefunction method. Approaches based on Davydov D2 Ansatz is possible. </text:p>
      <text:p text:style-name="Preformatted_20_Text">3rd-2D-Secular</text:p>
      <text:p text:style-name="Text_20_body">Calculates the third order optical response function (real and imaginary parts) <text:s/>as a function of two frequencies derived from FFT of two chosen interaction delay times by the same methods as 1st-Absorption-Secular</text:p>
      <text:p text:style-name="Preformatted_20_Text">3rd-2D-Reduced</text:p>
      <text:p text:style-name="Text_20_body">Calculates the third order optical response function (real and imaginary parts) <text:s/>as a function of two frequencies derived from FFT of two chosen interaction delay times by the same methods as 1st-Absorption-Reduced</text:p>
      <text:p text:style-name="Preformatted_20_Text">3rd-2D-Wavefunctions</text:p>
      <text:p text:style-name="Text_20_body">Calculates the third order optical response function (real and imaginary parts) <text:s/>as a function of two frequencies derived from FFT of two chosen interaction delay times by the same methods as 1st-Absorption-Wavefunctions</text:p>
      <text:h text:style-name="Heading_20_2" text:outline-level="2"><text:soft-page-break/>Second part of the input file</text:h>
      <text:p text:style-name="First_20_line_20_indent">system-type</text:p>
      <text:p text:style-name="Text_20_body">This is a compound word with the properties separated by dashes (for example System-Excitonic-Paulionic-2band). <text:span text:style-name="T4">The word can contain the following items:</text:span></text:p>
      <text:p text:style-name="Preformatted_20_Text">Eigensystem</text:p>
      <text:p text:style-name="Text_20_body">(default) The <text:span text:style-name="T4">rest of the </text:span>system is described in the <text:span text:style-name="T4">generic multilevel (eigenstate basis)</text:span> representation</text:p>
      <text:p text:style-name="Preformatted_20_Text">Exciton</text:p>
      <text:p text:style-name="Text_20_body">The system is an excitonic system described in molecular (site) representation.</text:p>
      <text:p text:style-name="Preformatted_20_Text">Bosonic</text:p>
      <text:p text:style-name="Text_20_body">Excitonic system made of anharmonic oscillators (for 2band properties)</text:p>
      <text:p text:style-name="Preformatted_20_Text">Paulionic</text:p>
      <text:p text:style-name="Text_20_body">(default) Excitonic system made of two-level oscillators (for 2band properties)</text:p>
      <text:p text:style-name="Preformatted_20_Text">2band</text:p>
      <text:p text:style-name="Text_20_body">Turns on the second manifold of excited states</text:p>
      <text:h text:style-name="Heading_20_2" text:outline-level="2">Third part of the input file</text:h>
      <text:p text:style-name="First_20_line_20_indent">bath-type</text:p>
      <text:p text:style-name="P2">This is a compound word with the properties separated by dashes (for example <text:span text:style-name="T6">harmonic-superohmic-bath</text:span>-<text:span text:style-name="T6">UnCorrelated</text:span>). <text:span text:style-name="T4">The word can contain the following items:</text:span></text:p>
      <text:p text:style-name="Preformatted_20_Text">Correlated</text:p>
      <text:p text:style-name="P6">All fluctuations in the system are taken as correlated and correlation coefficients will have to be provided.</text:p>
      <text:p text:style-name="Preformatted_20_Text">UnCorrelated</text:p>
      <text:p text:style-name="P6">All fluctuations in the system are taken as uncorrelated and only autocorrelation coefficients will have to be provided.</text:p>
      <text:h text:style-name="P38" text:outline-level="2"><text:span text:style-name="T6">Fourth</text:span> part of the input file</text:h>
      <text:p text:style-name="P29">experiment type</text:p>
      <text:p text:style-name="P10">This is a compound word with the properties separated by dashes (for example Experiment-2DES-WTW). <text:span text:style-name="T4">The word can contain the following items:</text:span></text:p>
      <text:p text:style-name="P30">2DES </text:p>
      <text:p text:style-name="P10">a must-have word <text:span text:style-name="T4">for calculation of third order signals</text:span> that allows calculation of <text:span text:style-name="T4">the </text:span>2D spectrum</text:p>
      <text:p text:style-name="P30">WTW</text:p>
      <text:p text:style-name="P10">calculates rephasing, non rephasing or pump-probe 2D w1 w3 spectrum as a function of t2. these selections are done by choosing specific diagrams. </text:p>
      <text:p text:style-name="P30">TWW</text:p>
      <text:p text:style-name="P10">calculated 2D w2 w3 spectrum as a function of t1 delay time. </text:p>
      <text:p text:style-name="P30">WWT</text:p>
      <text:p text:style-name="P10">calculated 2D w2 w3 spectrum as a function of t1 delay time. </text:p>
      <text:p text:style-name="P30"><text:soft-page-break/>Isotropic</text:p>
      <text:p text:style-name="P10">Turns the isotropic orientational averaging on</text:p>
      <text:p text:style-name="P30">Secular </text:p>
      <text:p text:style-name="P10">(<text:span text:style-name="T5">only </text:span>for <text:span text:style-name="T5">R</text:span>educed <text:span text:style-name="T5">calculation – see first part of the input file</text:span>) <text:span text:style-name="T1">Restricts all diagrams to secular approximation</text:span></text:p>
      <text:p text:style-name="P30">NonSecular </text:p>
      <text:p text:style-name="P5">(<text:span text:style-name="T5">only </text:span>for <text:span text:style-name="T5">R</text:span>educed <text:span text:style-name="T5">calculation – see first part of the input file</text:span>). Allows nonsecular propagation in simulation of optical signals.</text:p>
      <text:p text:style-name="P30">Markovian </text:p>
      <text:p text:style-name="P5">(only for Reduced and Secular calculation – see first part of the input file). Adds Markovian approximation in simulation of optical signals.</text:p>
      <text:p text:style-name="P30">NonMarkovian </text:p>
      <text:p text:style-name="P5">(only for Reduced and Secular calculation – see first part of the input file). Allows <text:span text:style-name="T5">non </text:span>Markovian propagation in simulation of optical signals</text:p>
      <text:p text:style-name="P30">Lindblad </text:p>
      <text:p text:style-name="P5">(<text:span text:style-name="T5">only </text:span>for <text:span text:style-name="T5">R</text:span>educed <text:span text:style-name="T5">calculation – see first part of the input file</text:span>). Uses Lindblad form <text:span text:style-name="T5">of relaxation superoperator</text:span> in Markovian nonsecular propagation in simulation of optical signals</text:p>
      <text:p text:style-name="P30">NoComplexLifetimes </text:p>
      <text:p text:style-name="P5">(only for Secular calculation – see first part of the input file). <text:span text:style-name="T6">Approximates the finite-lifetime-induced dephasing constants by only their real parts (Lamb-shifts are ignored).</text:span></text:p>
      <text:h text:style-name="P38" text:outline-level="2"><text:span text:style-name="T10">Fifth</text:span> part of the input file.</text:h>
      <text:p text:style-name="P6">Here all parameters are provided as </text:p>
      <text:p text:style-name="Preformatted_20_Text">keyword:</text:p>
      <text:p text:style-name="Preformatted_20_Text">data</text:p>
      <text:p text:style-name="Preformatted_20_Text"/>
      <text:p text:style-name="Preformatted_20_Text"/>
      <text:p text:style-name="Preformatted_20_Text">keyword:</text:p>
      <text:p text:style-name="Preformatted_20_Text">data</text:p>
      <text:p text:style-name="Preformatted_20_Text"/>
      <text:p text:style-name="Preformatted_20_Text">…</text:p>
      <text:p text:style-name="Preformatted_20_Text"/>
      <text:p text:style-name="P11">Important to keep track of units that are used. All time units must be the same. All frequency and energy units are the same and identical (I. e. the reduced Planck constant hbar = 1). Default units that are used are reciprocal centimeters for energy and frequency and its inverse, I. e. centimeters are used for time. Default units for distance should be centimeters as well. The other possibilities are combinations</text:p>
      <text:p text:style-name="Preformatted_20_Text">cm-fs-an</text:p>
      <text:p text:style-name="P11">these are recoprocal centimeters for energy, femtoseconds for time, angstroms for distance</text:p>
      <text:p text:style-name="Preformatted_20_Text">ev-ps-nm</text:p>
      <text:p text:style-name="P11">these are electronvolts for energy, picoseconds for time, nanometers for distance</text:p>
      <text:p text:style-name="P30"><text:span text:style-name="T10">th</text:span>-ps-nm</text:p>
      <text:p text:style-name="P11">these are terahertz for energy, picoseconds for time, nanometers for distance</text:p>
      <text:p text:style-name="P11">defined via keyword:</text:p>
      <text:p text:style-name="Preformatted_20_Text"><text:soft-page-break/>AllUnits:</text:p>
      <text:p text:style-name="Preformatted_20_Text">combination</text:p>
      <text:p text:style-name="Preformatted_20_Text"/>
      <text:h text:style-name="Heading_20_2" text:outline-level="2">System parameters</text:h>
      <text:p text:style-name="Preformatted_20_Text">EigensysNumberOf01Levels:</text:p>
      <text:p text:style-name="Preformatted_20_Text">number</text:p>
      <text:p text:style-name="Text_20_body">Total number of levels in 0 and 1 bands in the multilevel case.</text:p>
      <text:p text:style-name="P34">EigensysNumberOf01<text:span text:style-name="T15">2</text:span>Levels:</text:p>
      <text:p text:style-name="P34">number</text:p>
      <text:p text:style-name="P23">Total number of levels in 0, <text:span text:style-name="T15">1</text:span> and <text:span text:style-name="T15">2</text:span> bands in the multilevel case.</text:p>
      <text:p text:style-name="Preformatted_20_Text">EigensysLevelEnergies:</text:p>
      <text:p text:style-name="Preformatted_20_Text">number</text:p>
      <text:p text:style-name="Preformatted_20_Text">number</text:p>
      <text:p text:style-name="Preformatted_20_Text">…</text:p>
      <text:p text:style-name="P21">Ordered list of energies for the levels starting from 0 band, then 1 (then 2 if 2band is selected). <text:span text:style-name="T17">Bare <text:s/>model without reorganization energies.</text:span></text:p>
      <text:p text:style-name="Preformatted_20_Text">EigensysTransitionDipoles:</text:p>
      <text:p text:style-name="Preformatted_20_Text">number_of_entries</text:p>
      <text:p text:style-name="Preformatted_20_Text">number_from number_to number_x number_y number_z</text:p>
      <text:p text:style-name="Preformatted_20_Text">number_from number_to number_x number_y number_z</text:p>
      <text:p text:style-name="Preformatted_20_Text">…</text:p>
      <text:p text:style-name="P19">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here are important only when computing CD signal.</text:span></text:p>
      <text:p text:style-name="P35">EigensysTransitionDipoles:</text:p>
      <text:p text:style-name="P35">number_of_entries</text:p>
      <text:p text:style-name="P35">number_from number_to number_x number_y number_z</text:p>
      <text:p text:style-name="P35">number_from number_to number_x number_y number_z</text:p>
      <text:p text:style-name="P35">…</text:p>
      <text:p text:style-name="P20">List of relevant <text:span text:style-name="T16">electric </text:span>transition dipoles. <text:span text:style-name="T16">First the number of lines-to-read is provideed. Then each line specifies the two levels to be connected by the transition dipole. Levels are numbered in the same order as the level energy list. Indexing starts from 0. Units (el*A) here are important only when computing CD signal.</text:span></text:p>
      <text:p text:style-name="P35">Eigensys<text:span text:style-name="T16">Magnetic</text:span>Dipoles:</text:p>
      <text:p text:style-name="P35">number_of_entries</text:p>
      <text:p text:style-name="P35">number_from number_to number_x number_y number_z</text:p>
      <text:p text:style-name="P35">number_from number_to number_x number_y number_z</text:p>
      <text:p text:style-name="P35">…</text:p>
      <text:p text:style-name="Text_20_body">List of relevant magnetic transition dipoles. First the number of lines-to-read is provideed. Then each line specifies the two levels to be connected by the dipole. Levels are numbered in the same order as the level energy list. Indexing starts from 0. Units here are …</text:p>
      <text:p text:style-name="P36">Eigensys<text:span text:style-name="T17">Quadrupoles</text:span>:</text:p>
      <text:p text:style-name="P36">number_of_entries</text:p>
      <text:p text:style-name="P36">n_from 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n_from <text:span text:style-name="T17">n</text:span>_to n_x<text:span text:style-name="T17">x</text:span> n_<text:span text:style-name="T17">x</text:span>y n_<text:span text:style-name="T17">x</text:span>z n_<text:span text:style-name="T17">yx</text:span> n_<text:span text:style-name="T17">y</text:span>y n_<text:span text:style-name="T17">y</text:span>z n_<text:span text:style-name="T17">zx</text:span> n_<text:span text:style-name="T17">z</text:span>y n_<text:span text:style-name="T17">z</text:span>z</text:p>
      <text:p text:style-name="P36">…</text:p>
      <text:p text:style-name="P21">List of relevant <text:span text:style-name="T16">electric </text:span>transition <text:span text:style-name="T17">quadrupoles</text:span>. <text:span text:style-name="T16">First the number of lines-to-read is provideed. Then each line specifies the two levels to be connected by the transition quadrupole. Levels are numbered in the same order as the level energy list. Indexing starts from 0. Units here are el*A*A.</text:span></text:p>
      <text:p text:style-name="Preformatted_20_Text"><text:soft-page-break/>ExcNumberOfSites:</text:p>
      <text:p text:style-name="Preformatted_20_Text">number</text:p>
      <text:p text:style-name="P24">Number of sites (molecules) in the excitonic model.</text:p>
      <text:p text:style-name="Preformatted_20_Text">ExcMainHamiltonian:</text:p>
      <text:p text:style-name="Preformatted_20_Text">n11</text:p>
      <text:p text:style-name="Preformatted_20_Text">n21 n22</text:p>
      <text:p text:style-name="Preformatted_20_Text">n31 n32 n33</text:p>
      <text:p text:style-name="Preformatted_20_Text">…</text:p>
      <text:p text:style-name="P24">Excitonic main Hamiltonian. Bare electronic model without reorganization energies.</text:p>
      <text:p text:style-name="P36"><text:span text:style-name="T17">ExcBiparticleAnharmonicites</text:span>:</text:p>
      <text:p text:style-name="P36">n11</text:p>
      <text:p text:style-name="P36">n21 n22</text:p>
      <text:p text:style-name="P36">n31 n32 n33</text:p>
      <text:p text:style-name="P36">…</text:p>
      <text:p text:style-name="P24"><text:span text:style-name="T18">Biexcitonic binding energies</text:span>. <text:span text:style-name="T18">Often referred as K-couplings, anharmonicities.</text:span> Bare electronic model without reorganization energies.</text:p>
      <text:p text:style-name="P37"><text:span text:style-name="T18">ExcElectricDipoles</text:span>:</text:p>
      <text:p text:style-name="P37">number_x number_y number_z</text:p>
      <text:p text:style-name="P37">number_x number_y number_z</text:p>
      <text:p text:style-name="P37">…</text:p>
      <text:p text:style-name="P22">List of <text:span text:style-name="T16">electric </text:span>transition dipoles. <text:span text:style-name="T18">The number of rows is the same as the number of sites. Dipoles are numbered in the same order as the Hamiltonian organization. Units (el*A) here are important only when computing CD signal.</text:span></text:p>
      <text:p text:style-name="P37"><text:span text:style-name="T18">ExcPositionVectors</text:span>:</text:p>
      <text:p text:style-name="P37">number_x number_y number_z</text:p>
      <text:p text:style-name="P37">number_x number_y number_z</text:p>
      <text:p text:style-name="P37">…</text:p>
      <text:p text:style-name="P22">List of <text:span text:style-name="T18">site coordinates</text:span>. <text:span text:style-name="T18">The number of rows is the same as the number of sites. Entries are numbered in the same order as the Hamiltonian organization. Units here are important only when computing CD signal.</text:span></text:p>
      <text:p text:style-name="P37"><text:span text:style-name="T18">ExcMagneticDipoles</text:span>:</text:p>
      <text:p text:style-name="P37">number_x number_y number_z</text:p>
      <text:p text:style-name="P37">number_x number_y number_z</text:p>
      <text:p text:style-name="P37">…</text:p>
      <text:p text:style-name="P22">List of <text:span text:style-name="T18">internal site magnetic </text:span>transition dipoles. <text:span text:style-name="T18">The number of rows is the same as the number of sites. Dipoles are numbered in the same order as the Hamiltonian organization. Units (???) here are important only when computing CD signal.</text:span></text:p>
      <text:p text:style-name="P37"><text:span text:style-name="T18">ExcElectricDipoleAnharmonicities</text:span>:</text:p>
      <text:p text:style-name="P37">number_x number_y number_z</text:p>
      <text:p text:style-name="P37">number_x number_y number_z</text:p>
      <text:p text:style-name="P37">…</text:p>
      <text:p text:style-name="P22">List of<text:span text:style-name="T16"> </text:span>transition dipole <text:span text:style-name="T18">corrections for bi-excitonic states in bosonic model</text:span>. <text:span text:style-name="T18">The model is that the transition dipole of 1→2 is equal to sqrt(2)*(d_1+d_1_correction). The number of rows is the same as the number of sites. Dipoles are numbered in the same order as the Hamiltonian organization. Units (el*A) here are important only when computing CD signal.</text:span></text:p>
      <text:h text:style-name="Heading_20_2" text:outline-level="2">Experiment parameters</text:h>
      <text:p text:style-name="Preformatted_20_Text">ExperimentNaturalLinewidth:</text:p>
      <text:p text:style-name="Preformatted_20_Text">number</text:p>
      <text:p text:style-name="P15"><text:soft-page-break/>Defines the elementary spectral linewidth (experimental resolution). Needed for proper convergence and smoothing.</text:p>
      <text:p text:style-name="Preformatted_20_Text">ExperimentPolarizations:</text:p>
      <text:p text:style-name="Preformatted_20_Text">px py pz</text:p>
      <text:p text:style-name="Preformatted_20_Text">px py pz</text:p>
      <text:p text:style-name="Preformatted_20_Text">….</text:p>
      <text:p text:style-name="P7">The polarizations are ordered as 1-st row = 1-st interaction, etc. For linear response only two polarizations are read. For 3-rd order response, four polarizations are read. <text:span text:style-name="T9">The last polarization is that of detector.</text:span></text:p>
      <text:p text:style-name="Preformatted_20_Text">ExperimentWavevectors:</text:p>
      <text:p text:style-name="Preformatted_20_Text">kx ky kz</text:p>
      <text:p text:style-name="Preformatted_20_Text">kz ky kz</text:p>
      <text:p text:style-name="Preformatted_20_Text">…</text:p>
      <text:p text:style-name="P8">The <text:span text:style-name="T9">wavevectors are laser propagation direction unit vectors. In collinear case, these can be zzzz.</text:span> <text:span text:style-name="T9">The input vectors </text:span>are ordered as 1-st row = 1-st interaction, etc. For linear response only two <text:span text:style-name="T9">wavevectors</text:span> are read. For 3-rd order response, four <text:span text:style-name="T9">wavevectors</text:span> are read. <text:span text:style-name="T9">The last wavevector is that of detection field.</text:span></text:p>
      <text:p text:style-name="Preformatted_20_Text">ExperimentInteractionFrequencies:</text:p>
      <text:p text:style-name="P31">number1</text:p>
      <text:p text:style-name="P31">number2</text:p>
      <text:p text:style-name="Preformatted_20_Text">…</text:p>
      <text:p text:style-name="P9">The central frequencies of interaction fields. These are used to compute wavevectors. </text:p>
      <text:p text:style-name="Preformatted_20_Text">ExperimentInitialFrequency:</text:p>
      <text:p text:style-name="Preformatted_20_Text">number</text:p>
      <text:p text:style-name="P12">Defines the initial frequency in the calculation of <text:span text:style-name="T12">linear </text:span>spectrum. </text:p>
      <text:p text:style-name="Preformatted_20_Text">ExperimentFinalFrequency:</text:p>
      <text:p text:style-name="Preformatted_20_Text">number</text:p>
      <text:p text:style-name="P13">Defines the <text:span text:style-name="T12">final</text:span> frequency in the calculation of <text:span text:style-name="T12">linear </text:span>spectrum. </text:p>
      <text:p text:style-name="P32">ExperimentNumberOfPoints:</text:p>
      <text:p text:style-name="Preformatted_20_Text">number</text:p>
      <text:p text:style-name="P13">Defines the <text:span text:style-name="T12">number of points </text:span>in the calculation of <text:span text:style-name="T12">linear </text:span>spectrum <text:span text:style-name="T12">and 3-rd order 2D spectrum for one dimension</text:span>. </text:p>
      <text:p text:style-name="Preformatted_20_Text">ExperimentDiagramTypes:</text:p>
      <text:p text:style-name="Preformatted_20_Text">n n n n n n n n n n n n n n</text:p>
      <text:p text:style-name="P15">14 numbers on the row. n is either 0 or 1 to turn specific type of third order diagrams on or off. Default – rephasing diagrams are on so 2D WTW rephasing can be computed without this entry. The types in the same order are the following:</text:p>
      <text:p text:style-name="P15">rep-coherent-gsb</text:p>
      <text:p text:style-name="P15">rep-transport-gsb</text:p>
      <text:p text:style-name="P15">rep-coherent-ese</text:p>
      <text:p text:style-name="P15">rep-transport-ese</text:p>
      <text:p text:style-name="P15">rep-coherent-esa</text:p>
      <text:p text:style-name="P15">rep-transport-esa</text:p>
      <text:p text:style-name="P16"><text:span text:style-name="T13">nrp</text:span>-coherent-gsb</text:p>
      <text:p text:style-name="P16"><text:soft-page-break/><text:span text:style-name="T13">nrp</text:span>-transport-gsb</text:p>
      <text:p text:style-name="P16"><text:span text:style-name="T13">nrp</text:span>-coherent-ese</text:p>
      <text:p text:style-name="P16"><text:span text:style-name="T13">nrp</text:span>-transport-ese</text:p>
      <text:p text:style-name="P16"><text:span text:style-name="T13">nrp</text:span>-coherent-esa</text:p>
      <text:p text:style-name="P16"><text:span text:style-name="T13">nrp</text:span>-transport-esa</text:p>
      <text:p text:style-name="P17"><text:span text:style-name="T14">2qc</text:span>-coherent-es<text:span text:style-name="T14">1</text:span></text:p>
      <text:p text:style-name="P17"><text:span text:style-name="T14">2qc</text:span>-coherent-es<text:span text:style-name="T14">2</text:span></text:p>
      <text:p text:style-name="P18">Notice that <text:s/>transport and coherent <text:span text:style-name="T15">are</text:span> <text:span text:style-name="T15">distinguished</text:span> only in the case of secular approach.</text:p>
      <text:p text:style-name="Preformatted_20_Text">ExperimentInitialFrequency1:</text:p>
      <text:p text:style-name="Preformatted_20_Text">number</text:p>
      <text:p text:style-name="P14">Defines the initial frequency <text:span text:style-name="T14">of omega1 in 2d grid</text:span> in the calculation of <text:span text:style-name="T14">2D </text:span>spectrum. </text:p>
      <text:p text:style-name="P33">Experiment<text:span text:style-name="T14">Final</text:span>Frequency1:</text:p>
      <text:p text:style-name="P33">number</text:p>
      <text:p text:style-name="P14">Defines the <text:span text:style-name="T14">final</text:span> frequency <text:span text:style-name="T14">of omega1 in 2d grid</text:span> in the calculation of <text:span text:style-name="T14">2D </text:span>spectrum. </text:p>
      <text:p text:style-name="P33">ExperimentInitialFrequency<text:span text:style-name="T14">2</text:span>:</text:p>
      <text:p text:style-name="P33">number</text:p>
      <text:p text:style-name="P14">Defines the initial frequency <text:span text:style-name="T14">of omega2 in 2d grid</text:span> in the calculation of <text:span text:style-name="T14">2D </text:span>spectrum. </text:p>
      <text:p text:style-name="P33">Experiment<text:span text:style-name="T14">Final</text:span>Frequency<text:span text:style-name="T14">2</text:span>:</text:p>
      <text:p text:style-name="P33">number</text:p>
      <text:p text:style-name="P14">Defines the <text:span text:style-name="T14">final</text:span> frequency <text:span text:style-name="T14">of omega2 in 2d grid</text:span> in the calculation of <text:span text:style-name="T14">2D </text:span>spectrum. </text:p>
      <text:p text:style-name="P33">ExperimentInitialFrequency<text:span text:style-name="T14">3</text:span>:</text:p>
      <text:p text:style-name="P33">number</text:p>
      <text:p text:style-name="P14">Defines the initial frequency <text:span text:style-name="T14">of omega3 in 2d grid</text:span> in the calculation of <text:span text:style-name="T14">2D </text:span>spectrum. </text:p>
      <text:p text:style-name="P33">Experiment<text:span text:style-name="T14">Final</text:span>Frequency<text:span text:style-name="T14">3</text:span>:</text:p>
      <text:p text:style-name="P33">number</text:p>
      <text:p text:style-name="P14">Defines the <text:span text:style-name="T14">final</text:span> frequency <text:span text:style-name="T14">of omega3 in 2d grid</text:span> in the calculation of <text:span text:style-name="T14">2D </text:span>spectrum. </text:p>
      <text:p text:style-name="Preformatted_20_Text">ExperimentDelay<text:span text:style-name="T15">1</text:span>:</text:p>
      <text:p text:style-name="Preformatted_20_Text">number</text:p>
      <text:p text:style-name="P19">Defines the delay time t1<text:span text:style-name="T11"> in the calculation of 2D spectrum.</text:span></text:p>
      <text:p text:style-name="P34">ExperimentDelay2:</text:p>
      <text:p text:style-name="P34">number</text:p>
      <text:p text:style-name="P19">Defines the delay time t2<text:span text:style-name="T11"> in the calculation of 2D spectrum.</text:span></text:p>
      <text:p text:style-name="P34">ExperimentDelay<text:span text:style-name="T15">2</text:span>:</text:p>
      <text:p text:style-name="P34">number</text:p>
      <text:p text:style-name="P19">Defines the delay time t3<text:span text:style-name="T11"> in the calculation of 2D spectrum.</text:span></text:p>
      <text:h text:style-name="Heading_20_2" text:outline-level="2">Parmeters relevant for simulations</text:h>
      <text:p text:style-name="Preformatted_20_Text">MethodSpeedUpSmallness:</text:p>
      <text:p text:style-name="Preformatted_20_Text">number</text:p>
      <text:p text:style-name="P3">(only for Secular calculation – see first part of the input file). <text:span text:style-name="T7">The number parameter is between 0 and 1. This parameter skips diagrams that have probabilities less than the given number. The simulation time can be considerably reduced in certain cases.</text:span></text:p>
      <text:p text:style-name="Preformatted_20_Text"><text:soft-page-break/>MethodPropagatorNumericTimestep:</text:p>
      <text:p text:style-name="Preformatted_20_Text">number</text:p>
      <text:p text:style-name="P4">(only for Wavefunction calculation – see first part of the input file). The number is the timestep for integration of the equations of motion.</text:p>
      <text:p text:style-name="Preformatted_20_Text">MethodSizeOfThermalEnsemble:</text:p>
      <text:p text:style-name="Preformatted_20_Text">number</text:p>
      <text:p text:style-name="P4">(only for Wavefunction calculation – see first part of the input file). The number is the <text:span text:style-name="T8">size of the thermal ensemble. This is necessary for wavefunction calculation because the final result of a system at a finite temperature is essentially the integral over the individual fluctuating trajectories.</text:span></text:p>
      <text:p text:style-name="Preformatted_20_Text">MethodSelectPathway:</text:p>
      <text:p text:style-name="Preformatted_20_Text">num1 num2</text:p>
      <text:p text:style-name="P4">(only for 1st-Absorption-Secular calculation – see first part of the input file). <text:span text:style-name="T8">Only optical transition between num1 and num2 eigenstates is included in the calculation.</text:span></text:p>
      <text:h text:style-name="P39" text:outline-level="2">Bath parameters</text:h>
      <text:p text:style-name="Preformatted_20_Text">BathTemperature:</text:p>
      <text:p text:style-name="Preformatted_20_Text">number</text:p>
      <text:p text:style-name="Text_20_body">Temperature of the bath in Kelvin.</text:p>
      <text:p text:style-name="Preformatted_20_Text">BathNumberOfOscillators:</text:p>
      <text:p text:style-name="Preformatted_20_Text">number</text:p>
      <text:p text:style-name="P25">The number of bath spectral densities to read.</text:p>
      <text:p text:style-name="Preformatted_20_Text">BathSpectralDensities:</text:p>
      <text:p text:style-name="Preformatted_20_Text">filename</text:p>
      <text:p text:style-name="Preformatted_20_Text">filename</text:p>
      <text:p text:style-name="Preformatted_20_Text">…</text:p>
      <text:p text:style-name="P25">List of bath spectral densities given in separate files. <text:span text:style-name="T21">See separate section on the spectral density file.</text:span></text:p>
      <text:p text:style-name="Preformatted_20_Text">BathSystemCorrelatedCouplingMagnitudes_<text:span text:style-name="T20">I</text:span>:</text:p>
      <text:p text:style-name="Preformatted_20_Text">k<text:span text:style-name="T20">I</text:span>ij</text:p>
      <text:p text:style-name="Preformatted_20_Text">g<text:span text:style-name="T20">I</text:span>ij</text:p>
      <text:p text:style-name="Preformatted_20_Text">…</text:p>
      <text:p text:style-name="Preformatted_20_Text">Here I is the number 0&lt;=I&lt;Number of bath spectral densities</text:p>
      <text:p text:style-name="Preformatted_20_Text">ExcBathSystemCouplingMagnitudes:</text:p>
      <text:p text:style-name="Preformatted_20_Text">number_M11 number_M12 … number_M1N</text:p>
      <text:p text:style-name="Preformatted_20_Text">number_M21 number_M22 … number_M2N</text:p>
      <text:p text:style-name="Preformatted_20_Text">…</text:p>
      <text:p text:style-name="P28">Coupling constants of sites to different oscillators represented by spectral densities. Here Mij is the matrix of coupling constants – factors in front of reorganization energies. Indices i – spectral density, j- excitonic site.</text:p>
      <text:p text:style-name="P27">ExcBathSystemCorrelatedCouplingMagnitudes:</text:p>
      <text:p text:style-name="P25"/>
      <text:p text:style-name="P25">BathSpecificModes:</text:p>
      <text:p text:style-name="P25">number_of_modes</text:p>
      <text:p text:style-name="P26">number_w1 <text:span text:style-name="T19">number_c1 number_c2… number_cN</text:span></text:p>
      <text:p text:style-name="P26">number_w2 <text:span text:style-name="T19">number_c1 number_c2… number_cN</text:span></text:p>
      <text:p text:style-name="P26"><text:soft-page-break/>number_w3 <text:span text:style-name="T19">number_c1 number_c2… number_cN</text:span></text:p>
      <text:p text:style-name="P25">...</text:p>
      <text:p text:style-name="P25">Coupling term is |n&gt;&lt;n|*w*c*q. The reorganization energy of that mode is L=w(c^2)/2, HR parameter is S=(c^2)/2. </text:p>
      <text:p text:style-name="P1"/>
      <text:p text:style-name="P1">***********</text:p>
      <text:h text:style-name="Heading_20_2" text:outline-level="2">Spectral density file</text:h>
      <text:p text:style-name="P1"/>
      <text:p text:style-name="P1">It is a special file format (text file)</text:p>
      <text:p text:style-name="P1">for the spectral density as a function of energy (frequency) - the same units as energy in the input file (e. g. cm-1)</text:p>
      <text:p text:style-name="P1">First two lines (starting with “#”) are necessary</text:p>
      <text:p text:style-name="P1">then the numbers are </text:p>
      <text:p text:style-name="P1">1000 -&gt; the number of points N in the function</text:p>
      <text:p text:style-name="P1">0.5 -&gt; the frequency step</text:p>
      <text:p text:style-name="P1">0.0</text:p>
      <text:p text:style-name="P1">0.32</text:p>
      <text:p text:style-name="P1">0.64</text:p>
      <text:p text:style-name="P1">and so on are the values of the spectral density at frequencies i*step, where i goes from 0 to N-1</text:p>
      <text:p text:style-name="P1"/>
      <text:p text:style-name="P1">so in principle you can define and use an arbitrary function</text:p>
      <text:p text:style-name="P1">what is important is to ensure that the fine details are properly captured (step is not too large)</text:p>
      <text:p text:style-name="P1">and the spectral density decays (N is large enough)</text:p>
      <text:h text:style-name="Heading_20_2" text:outline-level="2">Intermediate files:</text:h>
      <text:p text:style-name="P1">Be careful: the calculators generate intermediate files</text:p>
      <text:p text:style-name="P1">*.wrk</text:p>
      <text:p text:style-name="P1">these files are used whenever you restart calculation.</text:p>
      <text:p text:style-name="P1">It is safe to use them if you keep the same spectral density AND temperature.</text:p>
      <text:p text:style-name="P1">Delete all *.wrk files if one of these has been changed</text:p>
      <text:p text:style-name="P1"/>
      <text:p text:style-name="P1">**************</text:p>
      <text:p text:style-name="P1">Try it and let me know how it go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Source Han Sans Regular1" svg:font-family="'Source Han Sans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ource Han Sans Regular"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Regular" style:font-family-asian="'Source Han Sans Regular'"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Source Han Sans Regular1" style:font-family-asian="'Source Han Sans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12:42.120618750</meta:creation-date>
    <dc:date>2018-06-13T14:15:58.355110000</dc:date>
    <meta:editing-duration>PT22M32S</meta:editing-duration>
    <meta:editing-cycles>9</meta:editing-cycles>
    <meta:generator>LibreOffice/5.3.2.2$MacOSX_X86_64 LibreOffice_project/6cd4f1ef626f15116896b1d8e1398b56da0d0ee1</meta:generator>
    <meta:document-statistic meta:table-count="0" meta:image-count="0" meta:object-count="0" meta:page-count="10" meta:paragraph-count="324" meta:word-count="2457" meta:character-count="16640" meta:non-whitespace-character-count="14453"/>
  </office:meta>
</office:document-meta>
</file>